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0.26pt"/>
    </style:style>
    <style:style style:name="co2" style:family="table-column">
      <style:table-column-properties fo:break-before="auto" style:column-width="438.0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font-name="Liberation Sans" fo:font-size="10pt" fo:language="none" fo:country="none" style:font-name-asian="Segoe UI1" style:font-size-asian="10pt" style:language-asian="none" style:country-asian="none" style:font-name-complex="Segoe UI1" style:font-size-complex="10pt" style:language-complex="none" style:country-complex="none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Phase</text:p>
          </table:table-cell>
        </table:table-row>
        <table:table-row table:style-name="ro1">
          <table:table-cell office:value-type="string" calcext:value-type="string">
            <text:p>character sheet</text:p>
          </table:table-cell>
          <table:table-cell office:value-type="string" calcext:value-type="string">
            <text:p>chits not showing up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racter sheet</text:p>
          </table:table-cell>
          <table:table-cell office:value-type="string" calcext:value-type="string">
            <text:p>show current character scor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racter sheet</text:p>
          </table:table-cell>
          <table:table-cell office:value-type="string" calcext:value-type="string">
            <text:p>switch between multiple character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racter sheet</text:p>
          </table:table-cell>
          <table:table-cell office:value-type="string" calcext:value-type="string">
            <text:p>when selecting chits, grey out unselectable one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make button widgets one-click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monster head/club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action phase: alert weapon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action phase: run away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character death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dwarf: duck chit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end combat when 2 rounds of nothing happen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select target from square with multiple target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set inspection header to clearing nam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berserker: activate berserk chit in alert phas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show version number on start screen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make left tabs wider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options screen – show basic interaction rule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fix touch detection missing touche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options screen – show credit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back button when inspecting chit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animate clock when going to next phas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end game – scor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fix activity icon sizes for screen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fix game blocked when no change available when making change for fatigued chit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handle activity selection/execution for multiple characters 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use own random number generator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use pinch zoom to change map siz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fix character chit rotation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game piece stack – sort by siz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if you are in select clearing mode, do not allow changing the activity until a clearing is selected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table:style-name="ce1" office:value-type="string" calcext:value-type="string">
            <text:p>seed 14172753400897299089UL: can't move from BV inn to R1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table:style-name="ce1" office:value-type="string" calcext:value-type="string">
            <text:p>seed 8978331046732555781UL: bad valley-&gt;high pass tile mismatch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double-tap on character name centers on character on map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inspect clearing piece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make hidden paths brown/green instead of black/yellow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sters</text:p>
          </table:table-cell>
          <table:table-cell office:value-type="string" calcext:value-type="string">
            <text:p>spawn/regenerate ghost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 game</text:p>
          </table:table-cell>
          <table:table-cell office:value-type="string" calcext:value-type="string">
            <text:p>don't show dwellings before start location selected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 game</text:p>
          </table:table-cell>
          <table:table-cell office:value-type="string" calcext:value-type="string">
            <text:p>new game while old one is in progres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 game</text:p>
          </table:table-cell>
          <table:table-cell office:value-type="string" calcext:value-type="string">
            <text:p>clean up unselected character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 game</text:p>
          </table:table-cell>
          <table:table-cell office:value-type="string" calcext:value-type="string">
            <text:p>show character equipment and stat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 game</text:p>
          </table:table-cell>
          <table:table-cell office:value-type="string" calcext:value-type="string">
            <text:p>make character selection arrows wrap around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 game</text:p>
          </table:table-cell>
          <table:table-cell office:value-type="string" calcext:value-type="string">
            <text:p>fix goal dialog size on android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 game</text:p>
          </table:table-cell>
          <table:table-cell office:value-type="string" calcext:value-type="string">
            <text:p>select character victory point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 game</text:p>
          </table:table-cell>
          <table:table-cell office:value-type="string" calcext:value-type="string">
            <text:p>show/select character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 game</text:p>
          </table:table-cell>
          <table:table-cell office:value-type="string" calcext:value-type="string">
            <text:p>start gam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ve/load</text:p>
          </table:table-cell>
          <table:table-cell office:value-type="string" calcext:value-type="string">
            <text:p>multiple save file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ve/load</text:p>
          </table:table-cell>
          <table:table-cell office:value-type="string" calcext:value-type="string">
            <text:p>basic functionality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berserker: activate berserk chit in encounter step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use horse for maneuver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when loading a game, there is an extra blank activity in the list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add enchant and trade info to the instruction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new game – enchant magic chit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tives</text:p>
          </table:table-cell>
          <table:table-cell office:value-type="string" calcext:value-type="string">
            <text:p>trade – repair relationship from boon result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w game</text:p>
          </table:table-cell>
          <table:table-cell office:value-type="string" calcext:value-type="string">
            <text:p>book of learning chapter 1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tives</text:p>
          </table:table-cell>
          <table:table-cell office:value-type="string" calcext:value-type="string">
            <text:p>spawn native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parti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enchant chit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enchant til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track color magic in each clearing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display magic chit (enchanted side)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show color magic supplied by day on clock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display magic chit (normal side)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alert magic chit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tives</text:p>
          </table:table-cell>
          <table:table-cell office:value-type="string" calcext:value-type="string">
            <text:p>show item images in trade scroll list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tives</text:p>
          </table:table-cell>
          <table:table-cell office:value-type="string" calcext:value-type="string">
            <text:p>track native relationship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tives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imp/demon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activity: follow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on phones, the 1<text:span text:style-name="T1">st</text:span> activity is shown at the wrong spot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tems</text:p>
          </table:table-cell>
          <table:table-cell office:value-type="string" calcext:value-type="string">
            <text:p>item effect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tems</text:p>
          </table:table-cell>
          <table:table-cell office:value-type="string" calcext:value-type="string">
            <text:p>basic item data on imag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tems</text:p>
          </table:table-cell>
          <table:table-cell office:value-type="string" calcext:value-type="string">
            <text:p>detailed item data view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animate/cycle magic colors supplied on each clearing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new game – select starting spell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setup – initialize magic card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spell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atives</text:p>
          </table:table-cell>
          <table:table-cell office:value-type="string" calcext:value-type="string">
            <text:p>hir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</table:table-row>
      </table:table>
      <table:named-expressions/>
      <table:database-ranges>
        <table:database-range table:name="__Anonymous_Sheet_DB__0" table:target-range-address="Sheet1.A1:Sheet1.E1048576">
          <table:sort>
            <table:sort-by table:field-number="4" table:data-type="automatic"/>
            <table:sort-by table:field-number="3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8">00/00/0000</text:date>, <text:time style:data-style-name="N2" text:time-value="17:04:09.80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9T10:56:02.319000000</meta:creation-date>
    <dc:date>2018-11-18T17:05:53.762000000</dc:date>
    <meta:editing-duration>PT19H8M49S</meta:editing-duration>
    <meta:editing-cycles>80</meta:editing-cycles>
    <meta:generator>LibreOffice/5.3.3.2$Windows_X86_64 LibreOffice_project/3d9a8b4b4e538a85e0782bd6c2d430bafe583448</meta:generator>
    <meta:document-statistic meta:table-count="1" meta:cell-count="385" meta:object-count="0"/>
  </office:meta>
</office:document-meta>
</file>